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in"/>
    </style:style>
    <style:style style:name="ce70" style:family="table-cell" style:parent-style-name="Default" style:data-style-name="N0">
      <style:table-cell-properties style:cell-protect="protected formula-hidden" style:print-content="tru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3" style:family="table-cell" style:parent-style-name="Default">
      <style:text-properties fo:color="#b2b2b2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74" style:family="table-cell" style:parent-style-name="Default"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/>
      <style:text-properties fo:color="#999999" fo:font-style="italic" style:text-underline-style="none" fo:font-weight="normal" style:font-style-asian="italic" style:font-weight-asian="normal" style:font-style-complex="italic" style:font-weight-complex="normal"/>
    </style:style>
    <style:style style:name="ce78" style:family="table-cell" style:parent-style-name="Default">
      <style:text-properties fo:color="#666666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IF NATO (yeti)" table:style-name="ta1">
        <table:table-column table:style-name="co1" table:number-columns-repeated="7" table:default-cell-style-name="Default"/>
        <table:table-column table:style-name="co1" table:default-cell-style-name="ce23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Paste WIF format below to get WIF NATO (yeti style)</text:p>
          </table:table-cell>
          <table:covered-table-cell table:number-columns-repeated="5"/>
          <table:table-cell/>
          <table:table-cell office:value-type="string" calcext:value-type="string">
            <text:p>index</text:p>
          </table:table-cell>
          <table:table-cell table:style-name="ce31" office:value-type="string" calcext:value-type="string">
            <text:p>Letter</text:p>
          </table:table-cell>
          <table:table-cell table:style-name="ce19" office:value-type="string" calcext:value-type="string">
            <text:p>phonetic letter</text:p>
          </table:table-cell>
          <table:table-cell/>
          <table:table-cell table:style-name="ce19" office:value-type="string" calcext:value-type="string">
            <text:p>Base58 Alphabet</text:p>
          </table:table-cell>
        </table:table-row>
        <table:table-row table:style-name="ro1">
          <table:table-cell table:style-name="ce5" office:value-type="string" calcext:value-type="string" table:number-columns-spanned="6" table:number-rows-spanned="1">
            <text:p>Ky73qcSAGH3NDFdKg1wYFVhgvcvdWxbEHHwbmtnLG9yU9sVH1jvT</text:p>
          </table:table-cell>
          <table:covered-table-cell table:number-columns-repeated="2"/>
          <table:covered-table-cell table:style-name="ce25"/>
          <table:covered-table-cell/>
          <table:covered-table-cell table:style-name="ce26"/>
          <table:table-cell table:style-name="ce26"/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123456789ABCDEFGHJKLMNPQRSTUVWXYZabcdefghijkmnopqrstuvwxyz</text:p>
          </table:table-cell>
        </table:table-row>
        <table:table-row table:style-name="ro2">
          <table:table-cell table:style-name="ce69" table:formula="of:=IF(OR(AND(OR(LEFT([.A2];1)=&quot;L&quot;;LEFT([.A2];1)=&quot;K&quot;);LEN([.A2])=52);AND(LEFT([.A2];1)=&quot;5&quot;;LEN([.A2])=51));&quot;&quot;;&quot;Invalid WIF format. Did you copy and paste correctly yet?&quot;)" table:number-columns-spanned="5" table:number-rows-spanned="1">
            <text:p/>
          </table:table-cell>
          <table:covered-table-cell table:number-columns-repeated="4"/>
          <table:table-cell table:style-name="ce64" office:value-type="string" calcext:value-type="string">
            <text:p>checksum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TWO</text:p>
          </table:table-cell>
          <table:table-cell table:number-columns-repeated="2"/>
        </table:table-row>
        <table:table-row table:style-name="ro2">
          <table:table-cell/>
          <table:table-cell table:style-name="ce23" table:formula="of:=[.A5]" office:value-type="float" office:value="1" calcext:value-type="float">
            <text:p>1</text:p>
          </table:table-cell>
          <table:table-cell table:style-name="ce23" table:formula="of:=[.B4]+1" office:value-type="float" office:value="2" calcext:value-type="float">
            <text:p>2</text:p>
          </table:table-cell>
          <table:table-cell table:style-name="ce23" table:formula="of:=[.C4]+1" office:value-type="float" office:value="3" calcext:value-type="float">
            <text:p>3</text:p>
          </table:table-cell>
          <table:table-cell table:style-name="ce23" table:formula="of:=[.D4]+1" office:value-type="float" office:value="4" calcext:value-type="float">
            <text:p>4</text:p>
          </table:table-cell>
          <table:table-cell table:style-name="ce23" table:formula="of:=[.E4]+1" office:value-type="float" office:value="5" calcext:value-type="float">
            <text:p>5</text:p>
          </table:table-cell>
          <table:table-cell table:style-name="ce64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THREE</text:p>
          </table:table-cell>
          <table:table-cell table:number-columns-repeated="2"/>
        </table:table-row>
        <table:table-row table:style-name="ro2">
          <table:table-cell table:style-name="ce70" table:formula="of:=IF(OR(AND(OR(LEFT([.A2];1)=&quot;L&quot;;LEFT([.A2];1)=&quot;K&quot;);LEN([.A2])=52);AND(LEFT([.A2];1)=&quot;5&quot;;LEN([.A2])=51));1;&quot;INVALID&quot;)" office:value-type="float" office:value="1" calcext:value-type="float">
            <text:p>1</text:p>
          </table:table-cell>
          <table:table-cell table:style-name="ce10" table:formula="of:=LOOKUP(FIND(MID([.$A$2];(([.$A5]-1)*4)+[.B$4];1);[.$L$2]);[.$H$1:.$H$1048576];[.$J$1:.$J$1048576])" office:value-type="string" office:string-value="KILO" calcext:value-type="string">
            <text:p>KILO</text:p>
          </table:table-cell>
          <table:table-cell table:style-name="ce10" table:formula="of:=LOOKUP(FIND(MID([.$A$2];(([.$A5]-1)*4)+[.C$4];1);[.$L$2]);[.$H$1:.$H$1048576];[.$J$1:.$J$1048576])" office:value-type="string" office:string-value="yankee" calcext:value-type="string">
            <text:p>yankee</text:p>
          </table:table-cell>
          <table:table-cell table:style-name="ce10" table:formula="of:=LOOKUP(FIND(MID([.$A$2];(([.$A5]-1)*4)+[.D$4];1);[.$L$2]);[.$H$1:.$H$1048576];[.$J$1:.$J$1048576])" office:value-type="string" office:string-value="SEVEN" calcext:value-type="string">
            <text:p>SEVEN</text:p>
          </table:table-cell>
          <table:table-cell table:style-name="ce10" table:formula="of:=LOOKUP(FIND(MID([.$A$2];(([.$A5]-1)*4)+[.E$4];1);[.$L$2]);[.$H$1:.$H$1048576];[.$J$1:.$J$1048576])" office:value-type="string" office:string-value="THREE" calcext:value-type="string">
            <text:p>THREE</text:p>
          </table:table-cell>
          <table:table-cell table:style-name="ce10" table:formula="of:=LOOKUP([.F20];[.$H$1:.$H$1048576];[.$J$1:.$J$1048576])" office:value-type="string" office:string-value="ROMEO" calcext:value-type="string">
            <text:p>ROMEO</text:p>
          </table:table-cell>
          <table:table-cell table:style-name="ce23"/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FOUR</text:p>
          </table:table-cell>
          <table:table-cell table:number-columns-repeated="2"/>
        </table:table-row>
        <table:table-row table:style-name="ro2">
          <table:table-cell table:style-name="ce20" table:formula="of:=[.A5]+1" office:value-type="float" office:value="2" calcext:value-type="float">
            <text:p>2</text:p>
          </table:table-cell>
          <table:table-cell table:style-name="ce10" table:formula="of:=LOOKUP(FIND(MID([.$A$2];(([.$A6]-1)*4)+[.B$4];1);[.$L$2]);[.$H$1:.$H$1048576];[.$J$1:.$J$1048576])" office:value-type="string" office:string-value="quebec" calcext:value-type="string">
            <text:p>quebec</text:p>
          </table:table-cell>
          <table:table-cell table:style-name="ce10" table:formula="of:=LOOKUP(FIND(MID([.$A$2];(([.$A6]-1)*4)+[.C$4];1);[.$L$2]);[.$H$1:.$H$1048576];[.$J$1:.$J$1048576])" office:value-type="string" office:string-value="charlie" calcext:value-type="string">
            <text:p>charlie</text:p>
          </table:table-cell>
          <table:table-cell table:style-name="ce10" table:formula="of:=LOOKUP(FIND(MID([.$A$2];(([.$A6]-1)*4)+[.D$4];1);[.$L$2]);[.$H$1:.$H$1048576];[.$J$1:.$J$1048576])" office:value-type="string" office:string-value="SIERRA" calcext:value-type="string">
            <text:p>SIERRA</text:p>
          </table:table-cell>
          <table:table-cell table:style-name="ce10" table:formula="of:=LOOKUP(FIND(MID([.$A$2];(([.$A6]-1)*4)+[.E$4];1);[.$L$2]);[.$H$1:.$H$1048576];[.$J$1:.$J$1048576])" office:value-type="string" office:string-value="ALPHA" calcext:value-type="string">
            <text:p>ALPHA</text:p>
          </table:table-cell>
          <table:table-cell table:style-name="ce10" table:formula="of:=LOOKUP([.F21];[.$H$1:.$H$1048576];[.$J$1:.$J$1048576])" office:value-type="string" office:string-value="TWO" calcext:value-type="string">
            <text:p>TWO</text:p>
          </table:table-cell>
          <table:table-cell table:style-name="ce10"/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FIVE</text:p>
          </table:table-cell>
          <table:table-cell table:number-columns-repeated="2"/>
        </table:table-row>
        <table:table-row table:style-name="ro2">
          <table:table-cell table:style-name="ce20" table:formula="of:=[.A6]+1" office:value-type="float" office:value="3" calcext:value-type="float">
            <text:p>3</text:p>
          </table:table-cell>
          <table:table-cell table:style-name="ce10" table:formula="of:=LOOKUP(FIND(MID([.$A$2];(([.$A7]-1)*4)+[.B$4];1);[.$L$2]);[.$H$1:.$H$1048576];[.$J$1:.$J$1048576])" office:value-type="string" office:string-value="GOLF" calcext:value-type="string">
            <text:p>GOLF</text:p>
          </table:table-cell>
          <table:table-cell table:style-name="ce10" table:formula="of:=LOOKUP(FIND(MID([.$A$2];(([.$A7]-1)*4)+[.C$4];1);[.$L$2]);[.$H$1:.$H$1048576];[.$J$1:.$J$1048576])" office:value-type="string" office:string-value="HOTEL" calcext:value-type="string">
            <text:p>HOTEL</text:p>
          </table:table-cell>
          <table:table-cell table:style-name="ce10" table:formula="of:=LOOKUP(FIND(MID([.$A$2];(([.$A7]-1)*4)+[.D$4];1);[.$L$2]);[.$H$1:.$H$1048576];[.$J$1:.$J$1048576])" office:value-type="string" office:string-value="THREE" calcext:value-type="string">
            <text:p>THREE</text:p>
          </table:table-cell>
          <table:table-cell table:style-name="ce10" table:formula="of:=LOOKUP(FIND(MID([.$A$2];(([.$A7]-1)*4)+[.E$4];1);[.$L$2]);[.$H$1:.$H$1048576];[.$J$1:.$J$1048576])" office:value-type="string" office:string-value="NOVEMBER" calcext:value-type="string">
            <text:p>NOVEMBER</text:p>
          </table:table-cell>
          <table:table-cell table:style-name="ce10" table:formula="of:=LOOKUP([.F22];[.$H$1:.$H$1048576];[.$J$1:.$J$1048576])" office:value-type="string" office:string-value="whiskey" calcext:value-type="string">
            <text:p>whiskey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SIX</text:p>
          </table:table-cell>
          <table:table-cell table:number-columns-repeated="2"/>
        </table:table-row>
        <table:table-row table:style-name="ro2">
          <table:table-cell table:style-name="ce20" table:formula="of:=[.A7]+1" office:value-type="float" office:value="4" calcext:value-type="float">
            <text:p>4</text:p>
          </table:table-cell>
          <table:table-cell table:style-name="ce10" table:formula="of:=LOOKUP(FIND(MID([.$A$2];(([.$A8]-1)*4)+[.B$4];1);[.$L$2]);[.$H$1:.$H$1048576];[.$J$1:.$J$1048576])" office:value-type="string" office:string-value="DELTA" calcext:value-type="string">
            <text:p>DELTA</text:p>
          </table:table-cell>
          <table:table-cell table:style-name="ce10" table:formula="of:=LOOKUP(FIND(MID([.$A$2];(([.$A8]-1)*4)+[.C$4];1);[.$L$2]);[.$H$1:.$H$1048576];[.$J$1:.$J$1048576])" office:value-type="string" office:string-value="FOXTROT" calcext:value-type="string">
            <text:p>FOXTROT</text:p>
          </table:table-cell>
          <table:table-cell table:style-name="ce10" table:formula="of:=LOOKUP(FIND(MID([.$A$2];(([.$A8]-1)*4)+[.D$4];1);[.$L$2]);[.$H$1:.$H$1048576];[.$J$1:.$J$1048576])" office:value-type="string" office:string-value="delta" calcext:value-type="string">
            <text:p>delta</text:p>
          </table:table-cell>
          <table:table-cell table:style-name="ce10" table:formula="of:=LOOKUP(FIND(MID([.$A$2];(([.$A8]-1)*4)+[.E$4];1);[.$L$2]);[.$H$1:.$H$1048576];[.$J$1:.$J$1048576])" office:value-type="string" office:string-value="KILO" calcext:value-type="string">
            <text:p>KILO</text:p>
          </table:table-cell>
          <table:table-cell table:style-name="ce10" table:formula="of:=LOOKUP([.F23];[.$H$1:.$H$1048576];[.$J$1:.$J$1048576])" office:value-type="string" office:string-value="PAPA" calcext:value-type="string">
            <text:p>PAPA</text:p>
          </table:table-cell>
          <table:table-cell table:style-name="ce10"/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SEVEN</text:p>
          </table:table-cell>
          <table:table-cell table:number-columns-repeated="2"/>
        </table:table-row>
        <table:table-row table:style-name="ro2">
          <table:table-cell table:style-name="ce20" table:formula="of:=[.A8]+1" office:value-type="float" office:value="5" calcext:value-type="float">
            <text:p>5</text:p>
          </table:table-cell>
          <table:table-cell table:style-name="ce10" table:formula="of:=LOOKUP(FIND(MID([.$A$2];(([.$A9]-1)*4)+[.B$4];1);[.$L$2]);[.$H$1:.$H$1048576];[.$J$1:.$J$1048576])" office:value-type="string" office:string-value="golf" calcext:value-type="string">
            <text:p>golf</text:p>
          </table:table-cell>
          <table:table-cell table:style-name="ce10" table:formula="of:=LOOKUP(FIND(MID([.$A$2];(([.$A9]-1)*4)+[.C$4];1);[.$L$2]);[.$H$1:.$H$1048576];[.$J$1:.$J$1048576])" office:value-type="string" office:string-value="ONE" calcext:value-type="string">
            <text:p>ONE</text:p>
          </table:table-cell>
          <table:table-cell table:style-name="ce10" table:formula="of:=LOOKUP(FIND(MID([.$A$2];(([.$A9]-1)*4)+[.D$4];1);[.$L$2]);[.$H$1:.$H$1048576];[.$J$1:.$J$1048576])" office:value-type="string" office:string-value="whiskey" calcext:value-type="string">
            <text:p>whiskey</text:p>
          </table:table-cell>
          <table:table-cell table:style-name="ce10" table:formula="of:=LOOKUP(FIND(MID([.$A$2];(([.$A9]-1)*4)+[.E$4];1);[.$L$2]);[.$H$1:.$H$1048576];[.$J$1:.$J$1048576])" office:value-type="string" office:string-value="YANKEE" calcext:value-type="string">
            <text:p>YANKEE</text:p>
          </table:table-cell>
          <table:table-cell table:style-name="ce10" table:formula="of:=LOOKUP([.F24];[.$H$1:.$H$1048576];[.$J$1:.$J$1048576])" office:value-type="string" office:string-value="NINE" calcext:value-type="string">
            <text:p>NINE</text:p>
          </table:table-cell>
          <table:table-cell table:style-name="ce10"/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8</text:p>
          </table:table-cell>
          <table:table-cell table:style-name="ce28" office:value-type="string" calcext:value-type="string">
            <text:p>EIGHT</text:p>
          </table:table-cell>
          <table:table-cell table:number-columns-repeated="2"/>
        </table:table-row>
        <table:table-row table:style-name="ro2">
          <table:table-cell table:style-name="ce20" table:formula="of:=[.A9]+1" office:value-type="float" office:value="6" calcext:value-type="float">
            <text:p>6</text:p>
          </table:table-cell>
          <table:table-cell table:style-name="ce10" table:formula="of:=LOOKUP(FIND(MID([.$A$2];(([.$A10]-1)*4)+[.B$4];1);[.$L$2]);[.$H$1:.$H$1048576];[.$J$1:.$J$1048576])" office:value-type="string" office:string-value="FOXTROT" calcext:value-type="string">
            <text:p>FOXTROT</text:p>
          </table:table-cell>
          <table:table-cell table:style-name="ce10" table:formula="of:=LOOKUP(FIND(MID([.$A$2];(([.$A10]-1)*4)+[.C$4];1);[.$L$2]);[.$H$1:.$H$1048576];[.$J$1:.$J$1048576])" office:value-type="string" office:string-value="VICTOR" calcext:value-type="string">
            <text:p>VICTOR</text:p>
          </table:table-cell>
          <table:table-cell table:style-name="ce10" table:formula="of:=LOOKUP(FIND(MID([.$A$2];(([.$A10]-1)*4)+[.D$4];1);[.$L$2]);[.$H$1:.$H$1048576];[.$J$1:.$J$1048576])" office:value-type="string" office:string-value="hotel" calcext:value-type="string">
            <text:p>hotel</text:p>
          </table:table-cell>
          <table:table-cell table:style-name="ce10" table:formula="of:=LOOKUP(FIND(MID([.$A$2];(([.$A10]-1)*4)+[.E$4];1);[.$L$2]);[.$H$1:.$H$1048576];[.$J$1:.$J$1048576])" office:value-type="string" office:string-value="golf" calcext:value-type="string">
            <text:p>golf</text:p>
          </table:table-cell>
          <table:table-cell table:style-name="ce10" table:formula="of:=LOOKUP([.F25];[.$H$1:.$H$1048576];[.$J$1:.$J$1048576])" office:value-type="string" office:string-value="SIX" calcext:value-type="string">
            <text:p>SIX</text:p>
          </table:table-cell>
          <table:table-cell table:style-name="ce10"/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9</text:p>
          </table:table-cell>
          <table:table-cell table:style-name="ce28" office:value-type="string" calcext:value-type="string">
            <text:p>NINE</text:p>
          </table:table-cell>
          <table:table-cell table:number-columns-repeated="2"/>
        </table:table-row>
        <table:table-row table:style-name="ro2">
          <table:table-cell table:style-name="ce20" table:formula="of:=[.A10]+1" office:value-type="float" office:value="7" calcext:value-type="float">
            <text:p>7</text:p>
          </table:table-cell>
          <table:table-cell table:style-name="ce10" table:formula="of:=LOOKUP(FIND(MID([.$A$2];(([.$A11]-1)*4)+[.B$4];1);[.$L$2]);[.$H$1:.$H$1048576];[.$J$1:.$J$1048576])" office:value-type="string" office:string-value="victor" calcext:value-type="string">
            <text:p>victor</text:p>
          </table:table-cell>
          <table:table-cell table:style-name="ce10" table:formula="of:=LOOKUP(FIND(MID([.$A$2];(([.$A11]-1)*4)+[.C$4];1);[.$L$2]);[.$H$1:.$H$1048576];[.$J$1:.$J$1048576])" office:value-type="string" office:string-value="charlie" calcext:value-type="string">
            <text:p>charlie</text:p>
          </table:table-cell>
          <table:table-cell table:style-name="ce10" table:formula="of:=LOOKUP(FIND(MID([.$A$2];(([.$A11]-1)*4)+[.D$4];1);[.$L$2]);[.$H$1:.$H$1048576];[.$J$1:.$J$1048576])" office:value-type="string" office:string-value="victor" calcext:value-type="string">
            <text:p>victor</text:p>
          </table:table-cell>
          <table:table-cell table:style-name="ce10" table:formula="of:=LOOKUP(FIND(MID([.$A$2];(([.$A11]-1)*4)+[.E$4];1);[.$L$2]);[.$H$1:.$H$1048576];[.$J$1:.$J$1048576])" office:value-type="string" office:string-value="delta" calcext:value-type="string">
            <text:p>delta</text:p>
          </table:table-cell>
          <table:table-cell table:style-name="ce10" table:formula="of:=LOOKUP([.F26];[.$H$1:.$H$1048576];[.$J$1:.$J$1048576])" office:value-type="string" office:string-value="FOUR" calcext:value-type="string">
            <text:p>FOUR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ALPHA</text:p>
          </table:table-cell>
          <table:table-cell table:number-columns-repeated="2"/>
        </table:table-row>
        <table:table-row table:style-name="ro2">
          <table:table-cell table:style-name="ce20" table:formula="of:=[.A11]+1" office:value-type="float" office:value="8" calcext:value-type="float">
            <text:p>8</text:p>
          </table:table-cell>
          <table:table-cell table:style-name="ce10" table:formula="of:=LOOKUP(FIND(MID([.$A$2];(([.$A12]-1)*4)+[.B$4];1);[.$L$2]);[.$H$1:.$H$1048576];[.$J$1:.$J$1048576])" office:value-type="string" office:string-value="WHISKEY" calcext:value-type="string">
            <text:p>WHISKEY</text:p>
          </table:table-cell>
          <table:table-cell table:style-name="ce10" table:formula="of:=LOOKUP(FIND(MID([.$A$2];(([.$A12]-1)*4)+[.C$4];1);[.$L$2]);[.$H$1:.$H$1048576];[.$J$1:.$J$1048576])" office:value-type="string" office:string-value="x-ray" calcext:value-type="string">
            <text:p>x-ray</text:p>
          </table:table-cell>
          <table:table-cell table:style-name="ce10" table:formula="of:=LOOKUP(FIND(MID([.$A$2];(([.$A12]-1)*4)+[.D$4];1);[.$L$2]);[.$H$1:.$H$1048576];[.$J$1:.$J$1048576])" office:value-type="string" office:string-value="bravo" calcext:value-type="string">
            <text:p>bravo</text:p>
          </table:table-cell>
          <table:table-cell table:style-name="ce10" table:formula="of:=LOOKUP(FIND(MID([.$A$2];(([.$A12]-1)*4)+[.E$4];1);[.$L$2]);[.$H$1:.$H$1048576];[.$J$1:.$J$1048576])" office:value-type="string" office:string-value="ECHO" calcext:value-type="string">
            <text:p>ECHO</text:p>
          </table:table-cell>
          <table:table-cell table:style-name="ce10" table:formula="of:=LOOKUP([.F27];[.$H$1:.$H$1048576];[.$J$1:.$J$1048576])" office:value-type="string" office:string-value="GOLF" calcext:value-type="string">
            <text:p>GOLF</text:p>
          </table:table-cell>
          <table:table-cell table:style-name="ce10"/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RAVO</text:p>
          </table:table-cell>
          <table:table-cell table:number-columns-repeated="2"/>
        </table:table-row>
        <table:table-row table:style-name="ro2">
          <table:table-cell table:style-name="ce20" table:formula="of:=[.A12]+1" office:value-type="float" office:value="9" calcext:value-type="float">
            <text:p>9</text:p>
          </table:table-cell>
          <table:table-cell table:style-name="ce10" table:formula="of:=LOOKUP(FIND(MID([.$A$2];(([.$A13]-1)*4)+[.B$4];1);[.$L$2]);[.$H$1:.$H$1048576];[.$J$1:.$J$1048576])" office:value-type="string" office:string-value="HOTEL" calcext:value-type="string">
            <text:p>HOTEL</text:p>
          </table:table-cell>
          <table:table-cell table:style-name="ce10" table:formula="of:=LOOKUP(FIND(MID([.$A$2];(([.$A13]-1)*4)+[.C$4];1);[.$L$2]);[.$H$1:.$H$1048576];[.$J$1:.$J$1048576])" office:value-type="string" office:string-value="HOTEL" calcext:value-type="string">
            <text:p>HOTEL</text:p>
          </table:table-cell>
          <table:table-cell table:style-name="ce10" table:formula="of:=LOOKUP(FIND(MID([.$A$2];(([.$A13]-1)*4)+[.D$4];1);[.$L$2]);[.$H$1:.$H$1048576];[.$J$1:.$J$1048576])" office:value-type="string" office:string-value="whiskey" calcext:value-type="string">
            <text:p>whiskey</text:p>
          </table:table-cell>
          <table:table-cell table:style-name="ce10" table:formula="of:=LOOKUP(FIND(MID([.$A$2];(([.$A13]-1)*4)+[.E$4];1);[.$L$2]);[.$H$1:.$H$1048576];[.$J$1:.$J$1048576])" office:value-type="string" office:string-value="bravo" calcext:value-type="string">
            <text:p>bravo</text:p>
          </table:table-cell>
          <table:table-cell table:style-name="ce10" table:formula="of:=LOOKUP([.F28];[.$H$1:.$H$1048576];[.$J$1:.$J$1048576])" office:value-type="string" office:string-value="FIVE" calcext:value-type="string">
            <text:p>FIVE</text:p>
          </table:table-cell>
          <table:table-cell table:style-name="ce10"/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CHARLIE</text:p>
          </table:table-cell>
          <table:table-cell table:number-columns-repeated="2"/>
        </table:table-row>
        <table:table-row table:style-name="ro2">
          <table:table-cell table:style-name="ce20" table:formula="of:=[.A13]+1" office:value-type="float" office:value="10" calcext:value-type="float">
            <text:p>10</text:p>
          </table:table-cell>
          <table:table-cell table:style-name="ce10" table:formula="of:=LOOKUP(FIND(MID([.$A$2];(([.$A14]-1)*4)+[.B$4];1);[.$L$2]);[.$H$1:.$H$1048576];[.$J$1:.$J$1048576])" office:value-type="string" office:string-value="mike" calcext:value-type="string">
            <text:p>mike</text:p>
          </table:table-cell>
          <table:table-cell table:style-name="ce10" table:formula="of:=LOOKUP(FIND(MID([.$A$2];(([.$A14]-1)*4)+[.C$4];1);[.$L$2]);[.$H$1:.$H$1048576];[.$J$1:.$J$1048576])" office:value-type="string" office:string-value="tango" calcext:value-type="string">
            <text:p>tango</text:p>
          </table:table-cell>
          <table:table-cell table:style-name="ce10" table:formula="of:=LOOKUP(FIND(MID([.$A$2];(([.$A14]-1)*4)+[.D$4];1);[.$L$2]);[.$H$1:.$H$1048576];[.$J$1:.$J$1048576])" office:value-type="string" office:string-value="november" calcext:value-type="string">
            <text:p>november</text:p>
          </table:table-cell>
          <table:table-cell table:style-name="ce10" table:formula="of:=LOOKUP(FIND(MID([.$A$2];(([.$A14]-1)*4)+[.E$4];1);[.$L$2]);[.$H$1:.$H$1048576];[.$J$1:.$J$1048576])" office:value-type="string" office:string-value="LIMA" calcext:value-type="string">
            <text:p>LIMA</text:p>
          </table:table-cell>
          <table:table-cell table:style-name="ce10" table:formula="of:=LOOKUP([.F29];[.$H$1:.$H$1048576];[.$J$1:.$J$1048576])" office:value-type="string" office:string-value="kilo" calcext:value-type="string">
            <text:p>kilo</text:p>
          </table:table-cell>
          <table:table-cell table:style-name="ce10"/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DELTA</text:p>
          </table:table-cell>
          <table:table-cell table:number-columns-repeated="2"/>
        </table:table-row>
        <table:table-row table:style-name="ro2">
          <table:table-cell table:style-name="ce20" table:formula="of:=[.A14]+1" office:value-type="float" office:value="11" calcext:value-type="float">
            <text:p>11</text:p>
          </table:table-cell>
          <table:table-cell table:style-name="ce10" table:formula="of:=LOOKUP(FIND(MID([.$A$2];(([.$A15]-1)*4)+[.B$4];1);[.$L$2]);[.$H$1:.$H$1048576];[.$J$1:.$J$1048576])" office:value-type="string" office:string-value="GOLF" calcext:value-type="string">
            <text:p>GOLF</text:p>
          </table:table-cell>
          <table:table-cell table:style-name="ce10" table:formula="of:=LOOKUP(FIND(MID([.$A$2];(([.$A15]-1)*4)+[.C$4];1);[.$L$2]);[.$H$1:.$H$1048576];[.$J$1:.$J$1048576])" office:value-type="string" office:string-value="NINE" calcext:value-type="string">
            <text:p>NINE</text:p>
          </table:table-cell>
          <table:table-cell table:style-name="ce10" table:formula="of:=LOOKUP(FIND(MID([.$A$2];(([.$A15]-1)*4)+[.D$4];1);[.$L$2]);[.$H$1:.$H$1048576];[.$J$1:.$J$1048576])" office:value-type="string" office:string-value="yankee" calcext:value-type="string">
            <text:p>yankee</text:p>
          </table:table-cell>
          <table:table-cell table:style-name="ce10" table:formula="of:=LOOKUP(FIND(MID([.$A$2];(([.$A15]-1)*4)+[.E$4];1);[.$L$2]);[.$H$1:.$H$1048576];[.$J$1:.$J$1048576])" office:value-type="string" office:string-value="UNIFORM" calcext:value-type="string">
            <text:p>UNIFORM</text:p>
          </table:table-cell>
          <table:table-cell table:style-name="ce10" table:formula="of:=LOOKUP([.F30];[.$H$1:.$H$1048576];[.$J$1:.$J$1048576])" office:value-type="string" office:string-value="quebec" calcext:value-type="string">
            <text:p>quebec</text:p>
          </table:table-cell>
          <table:table-cell table:style-name="ce10"/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ECHO</text:p>
          </table:table-cell>
          <table:table-cell table:number-columns-repeated="2"/>
        </table:table-row>
        <table:table-row table:style-name="ro2">
          <table:table-cell table:style-name="ce20" table:formula="of:=[.A15]+1" office:value-type="float" office:value="12" calcext:value-type="float">
            <text:p>12</text:p>
          </table:table-cell>
          <table:table-cell table:style-name="ce10" table:formula="of:=LOOKUP(FIND(MID([.$A$2];(([.$A16]-1)*4)+[.B$4];1);[.$L$2]);[.$H$1:.$H$1048576];[.$J$1:.$J$1048576])" office:value-type="string" office:string-value="NINE" calcext:value-type="string">
            <text:p>NINE</text:p>
          </table:table-cell>
          <table:table-cell table:style-name="ce10" table:formula="of:=LOOKUP(FIND(MID([.$A$2];(([.$A16]-1)*4)+[.C$4];1);[.$L$2]);[.$H$1:.$H$1048576];[.$J$1:.$J$1048576])" office:value-type="string" office:string-value="sierra" calcext:value-type="string">
            <text:p>sierra</text:p>
          </table:table-cell>
          <table:table-cell table:style-name="ce10" table:formula="of:=LOOKUP(FIND(MID([.$A$2];(([.$A16]-1)*4)+[.D$4];1);[.$L$2]);[.$H$1:.$H$1048576];[.$J$1:.$J$1048576])" office:value-type="string" office:string-value="VICTOR" calcext:value-type="string">
            <text:p>VICTOR</text:p>
          </table:table-cell>
          <table:table-cell table:style-name="ce10" table:formula="of:=LOOKUP(FIND(MID([.$A$2];(([.$A16]-1)*4)+[.E$4];1);[.$L$2]);[.$H$1:.$H$1048576];[.$J$1:.$J$1048576])" office:value-type="string" office:string-value="HOTEL" calcext:value-type="string">
            <text:p>HOTEL</text:p>
          </table:table-cell>
          <table:table-cell table:style-name="ce10" table:formula="of:=LOOKUP([.F31];[.$H$1:.$H$1048576];[.$J$1:.$J$1048576])" office:value-type="string" office:string-value="mike" calcext:value-type="string">
            <text:p>mike</text:p>
          </table:table-cell>
          <table:table-cell table:style-name="ce10"/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FOXTROT</text:p>
          </table:table-cell>
          <table:table-cell table:number-columns-repeated="2"/>
        </table:table-row>
        <table:table-row table:style-name="ro2">
          <table:table-cell table:style-name="ce20" table:formula="of:=[.A16]+1" office:value-type="float" office:value="13" calcext:value-type="float">
            <text:p>13</text:p>
          </table:table-cell>
          <table:table-cell table:style-name="ce10" table:formula="of:=LOOKUP(FIND(MID([.$A$2];(([.$A17]-1)*4)+[.B$4];1);[.$L$2]);[.$H$1:.$H$1048576];[.$J$1:.$J$1048576])" office:value-type="string" office:string-value="ONE" calcext:value-type="string">
            <text:p>ONE</text:p>
          </table:table-cell>
          <table:table-cell table:style-name="ce10" table:formula="of:=LOOKUP(FIND(MID([.$A$2];(([.$A17]-1)*4)+[.C$4];1);[.$L$2]);[.$H$1:.$H$1048576];[.$J$1:.$J$1048576])" office:value-type="string" office:string-value="juliett" calcext:value-type="string">
            <text:p>juliett</text:p>
          </table:table-cell>
          <table:table-cell table:style-name="ce10" table:formula="of:=LOOKUP(FIND(MID([.$A$2];(([.$A17]-1)*4)+[.D$4];1);[.$L$2]);[.$H$1:.$H$1048576];[.$J$1:.$J$1048576])" office:value-type="string" office:string-value="victor" calcext:value-type="string">
            <text:p>victor</text:p>
          </table:table-cell>
          <table:table-cell table:style-name="ce10" table:formula="of:=LOOKUP(FIND(MID([.$A$2];(([.$A17]-1)*4)+[.E$4];1);[.$L$2]);[.$H$1:.$H$1048576];[.$J$1:.$J$1048576])" office:value-type="string" office:string-value="TANGO" calcext:value-type="string">
            <text:p>TANGO</text:p>
          </table:table-cell>
          <table:table-cell table:style-name="ce10" table:formula="of:=LOOKUP([.F32];[.$H$1:.$H$1048576];[.$J$1:.$J$1048576])" office:value-type="string" office:string-value="SIX" calcext:value-type="string">
            <text:p>SIX</text:p>
          </table:table-cell>
          <table:table-cell table:style-name="ce10"/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G</text:p>
          </table:table-cell>
          <table:table-cell table:style-name="ce28" office:value-type="string" calcext:value-type="string">
            <text:p>GOLF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0"/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HOTEL</text:p>
          </table:table-cell>
          <table:table-cell table:number-columns-repeated="2"/>
        </table:table-row>
        <table:table-row table:style-name="ro2">
          <table:table-cell/>
          <table:table-cell table:style-name="ce23" table:formula="of:=[.B4]" office:value-type="float" office:value="1" calcext:value-type="float">
            <text:p>1</text:p>
          </table:table-cell>
          <table:table-cell table:style-name="ce23" table:formula="of:=[.C4]" office:value-type="float" office:value="2" calcext:value-type="float">
            <text:p>2</text:p>
          </table:table-cell>
          <table:table-cell table:style-name="ce23" table:formula="of:=[.D4]" office:value-type="float" office:value="3" calcext:value-type="float">
            <text:p>3</text:p>
          </table:table-cell>
          <table:table-cell table:style-name="ce23" table:formula="of:=[.E4]" office:value-type="float" office:value="4" calcext:value-type="float">
            <text:p>4</text:p>
          </table:table-cell>
          <table:table-cell table:style-name="ce23" table:formula="of:=[.F4]"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JULIETT</text:p>
          </table:table-cell>
          <table:table-cell table:number-columns-repeated="2"/>
        </table:table-row>
        <table:table-row table:style-name="ro2">
          <table:table-cell table:style-name="ce71" table:formula="of:=[.A5]" office:value-type="float" office:value="1" calcext:value-type="float">
            <text:p>1</text:p>
          </table:table-cell>
          <table:table-cell table:style-name="ce74" table:formula="of:=FIND(MID([.$A$2];(([.$A20]-1)*4)+[.B$4];1);[.$L$2])" office:value-type="float" office:value="19" calcext:value-type="float">
            <text:p>19</text:p>
          </table:table-cell>
          <table:table-cell table:style-name="ce74" table:formula="of:=FIND(MID([.$A$2];(([.$A20]-1)*4)+[.C$4];1);[.$L$2])" office:value-type="float" office:value="57" calcext:value-type="float">
            <text:p>57</text:p>
          </table:table-cell>
          <table:table-cell table:style-name="ce74" table:formula="of:=FIND(MID([.$A$2];(([.$A20]-1)*4)+[.D$4];1);[.$L$2])" office:value-type="float" office:value="7" calcext:value-type="float">
            <text:p>7</text:p>
          </table:table-cell>
          <table:table-cell table:style-name="ce74" table:formula="of:=FIND(MID([.$A$2];(([.$A20]-1)*4)+[.E$4];1);[.$L$2])" office:value-type="float" office:value="3" calcext:value-type="float">
            <text:p>3</text:p>
          </table:table-cell>
          <table:table-cell table:style-name="ce78" table:formula="of:=MOD(SUM([.B20:.E20];-4);58)+1" office:value-type="float" office:value="25" calcext:value-type="float">
            <text:p>25</text:p>
          </table:table-cell>
          <table:table-cell table:style-name="ce23"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KILO</text:p>
          </table:table-cell>
          <table:table-cell table:number-columns-repeated="2"/>
        </table:table-row>
        <table:table-row table:style-name="ro2">
          <table:table-cell table:style-name="ce71" table:formula="of:=[.A6]" office:value-type="float" office:value="2" calcext:value-type="float">
            <text:p>2</text:p>
          </table:table-cell>
          <table:table-cell table:style-name="ce74" table:formula="of:=FIND(MID([.$A$2];(([.$A21]-1)*4)+[.B$4];1);[.$L$2])" office:value-type="float" office:value="49" calcext:value-type="float">
            <text:p>49</text:p>
          </table:table-cell>
          <table:table-cell table:style-name="ce74" table:formula="of:=FIND(MID([.$A$2];(([.$A21]-1)*4)+[.C$4];1);[.$L$2])" office:value-type="float" office:value="36" calcext:value-type="float">
            <text:p>36</text:p>
          </table:table-cell>
          <table:table-cell table:style-name="ce74" table:formula="of:=FIND(MID([.$A$2];(([.$A21]-1)*4)+[.D$4];1);[.$L$2])" office:value-type="float" office:value="26" calcext:value-type="float">
            <text:p>26</text:p>
          </table:table-cell>
          <table:table-cell table:style-name="ce74" table:formula="of:=FIND(MID([.$A$2];(([.$A21]-1)*4)+[.E$4];1);[.$L$2])" office:value-type="float" office:value="10" calcext:value-type="float">
            <text:p>10</text:p>
          </table:table-cell>
          <table:table-cell table:style-name="ce78" table:formula="of:=MOD(SUM([.B21:.E21];-4);58)+1" office:value-type="float" office:value="2" calcext:value-type="float">
            <text:p>2</text:p>
          </table:table-cell>
          <table:table-cell table:style-name="ce78"/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LIMA</text:p>
          </table:table-cell>
          <table:table-cell table:number-columns-repeated="2"/>
        </table:table-row>
        <table:table-row table:style-name="ro2">
          <table:table-cell table:style-name="ce71" table:formula="of:=[.A7]" office:value-type="float" office:value="3" calcext:value-type="float">
            <text:p>3</text:p>
          </table:table-cell>
          <table:table-cell table:style-name="ce74" table:formula="of:=FIND(MID([.$A$2];(([.$A22]-1)*4)+[.B$4];1);[.$L$2])" office:value-type="float" office:value="16" calcext:value-type="float">
            <text:p>16</text:p>
          </table:table-cell>
          <table:table-cell table:style-name="ce74" table:formula="of:=FIND(MID([.$A$2];(([.$A22]-1)*4)+[.C$4];1);[.$L$2])" office:value-type="float" office:value="17" calcext:value-type="float">
            <text:p>17</text:p>
          </table:table-cell>
          <table:table-cell table:style-name="ce74" table:formula="of:=FIND(MID([.$A$2];(([.$A22]-1)*4)+[.D$4];1);[.$L$2])" office:value-type="float" office:value="3" calcext:value-type="float">
            <text:p>3</text:p>
          </table:table-cell>
          <table:table-cell table:style-name="ce74" table:formula="of:=FIND(MID([.$A$2];(([.$A22]-1)*4)+[.E$4];1);[.$L$2])" office:value-type="float" office:value="22" calcext:value-type="float">
            <text:p>22</text:p>
          </table:table-cell>
          <table:table-cell table:style-name="ce78" table:formula="of:=MOD(SUM([.B22:.E22];-4);58)+1" office:value-type="float" office:value="55" calcext:value-type="float">
            <text:p>55</text:p>
          </table:table-cell>
          <table:table-cell table:style-name="ce78"/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MIKE</text:p>
          </table:table-cell>
          <table:table-cell table:number-columns-repeated="2"/>
        </table:table-row>
        <table:table-row table:style-name="ro2">
          <table:table-cell table:style-name="ce71" table:formula="of:=[.A8]" office:value-type="float" office:value="4" calcext:value-type="float">
            <text:p>4</text:p>
          </table:table-cell>
          <table:table-cell table:style-name="ce74" table:formula="of:=FIND(MID([.$A$2];(([.$A23]-1)*4)+[.B$4];1);[.$L$2])" office:value-type="float" office:value="13" calcext:value-type="float">
            <text:p>13</text:p>
          </table:table-cell>
          <table:table-cell table:style-name="ce74" table:formula="of:=FIND(MID([.$A$2];(([.$A23]-1)*4)+[.C$4];1);[.$L$2])" office:value-type="float" office:value="15" calcext:value-type="float">
            <text:p>15</text:p>
          </table:table-cell>
          <table:table-cell table:style-name="ce74" table:formula="of:=FIND(MID([.$A$2];(([.$A23]-1)*4)+[.D$4];1);[.$L$2])" office:value-type="float" office:value="37" calcext:value-type="float">
            <text:p>37</text:p>
          </table:table-cell>
          <table:table-cell table:style-name="ce74" table:formula="of:=FIND(MID([.$A$2];(([.$A23]-1)*4)+[.E$4];1);[.$L$2])" office:value-type="float" office:value="19" calcext:value-type="float">
            <text:p>19</text:p>
          </table:table-cell>
          <table:table-cell table:style-name="ce78" table:formula="of:=MOD(SUM([.B23:.E23];-4);58)+1" office:value-type="float" office:value="23" calcext:value-type="float">
            <text:p>23</text:p>
          </table:table-cell>
          <table:table-cell table:style-name="ce78"/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NOVEMBER</text:p>
          </table:table-cell>
          <table:table-cell table:number-columns-repeated="2"/>
        </table:table-row>
        <table:table-row table:style-name="ro2">
          <table:table-cell table:style-name="ce71" table:formula="of:=[.A9]" office:value-type="float" office:value="5" calcext:value-type="float">
            <text:p>5</text:p>
          </table:table-cell>
          <table:table-cell table:style-name="ce74" table:formula="of:=FIND(MID([.$A$2];(([.$A24]-1)*4)+[.B$4];1);[.$L$2])" office:value-type="float" office:value="40" calcext:value-type="float">
            <text:p>40</text:p>
          </table:table-cell>
          <table:table-cell table:style-name="ce74" table:formula="of:=FIND(MID([.$A$2];(([.$A24]-1)*4)+[.C$4];1);[.$L$2])" office:value-type="float" office:value="1" calcext:value-type="float">
            <text:p>1</text:p>
          </table:table-cell>
          <table:table-cell table:style-name="ce74" table:formula="of:=FIND(MID([.$A$2];(([.$A24]-1)*4)+[.D$4];1);[.$L$2])" office:value-type="float" office:value="55" calcext:value-type="float">
            <text:p>55</text:p>
          </table:table-cell>
          <table:table-cell table:style-name="ce74" table:formula="of:=FIND(MID([.$A$2];(([.$A24]-1)*4)+[.E$4];1);[.$L$2])" office:value-type="float" office:value="32" calcext:value-type="float">
            <text:p>32</text:p>
          </table:table-cell>
          <table:table-cell table:style-name="ce78" table:formula="of:=MOD(SUM([.B24:.E24];-4);58)+1" office:value-type="float" office:value="9" calcext:value-type="float">
            <text:p>9</text:p>
          </table:table-cell>
          <table:table-cell table:style-name="ce78"/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PAPA</text:p>
          </table:table-cell>
          <table:table-cell table:number-columns-repeated="2"/>
        </table:table-row>
        <table:table-row table:style-name="ro2">
          <table:table-cell table:style-name="ce71" table:formula="of:=[.A10]" office:value-type="float" office:value="6" calcext:value-type="float">
            <text:p>6</text:p>
          </table:table-cell>
          <table:table-cell table:style-name="ce74" table:formula="of:=FIND(MID([.$A$2];(([.$A25]-1)*4)+[.B$4];1);[.$L$2])" office:value-type="float" office:value="15" calcext:value-type="float">
            <text:p>15</text:p>
          </table:table-cell>
          <table:table-cell table:style-name="ce74" table:formula="of:=FIND(MID([.$A$2];(([.$A25]-1)*4)+[.C$4];1);[.$L$2])" office:value-type="float" office:value="29" calcext:value-type="float">
            <text:p>29</text:p>
          </table:table-cell>
          <table:table-cell table:style-name="ce74" table:formula="of:=FIND(MID([.$A$2];(([.$A25]-1)*4)+[.D$4];1);[.$L$2])" office:value-type="float" office:value="41" calcext:value-type="float">
            <text:p>41</text:p>
          </table:table-cell>
          <table:table-cell table:style-name="ce74" table:formula="of:=FIND(MID([.$A$2];(([.$A25]-1)*4)+[.E$4];1);[.$L$2])" office:value-type="float" office:value="40" calcext:value-type="float">
            <text:p>40</text:p>
          </table:table-cell>
          <table:table-cell table:style-name="ce78" table:formula="of:=MOD(SUM([.B25:.E25];-4);58)+1" office:value-type="float" office:value="6" calcext:value-type="float">
            <text:p>6</text:p>
          </table:table-cell>
          <table:table-cell table:style-name="ce78"/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QUEBEC</text:p>
          </table:table-cell>
          <table:table-cell table:number-columns-repeated="2"/>
        </table:table-row>
        <table:table-row table:style-name="ro2">
          <table:table-cell table:style-name="ce71" table:formula="of:=[.A11]" office:value-type="float" office:value="7" calcext:value-type="float">
            <text:p>7</text:p>
          </table:table-cell>
          <table:table-cell table:style-name="ce74" table:formula="of:=FIND(MID([.$A$2];(([.$A26]-1)*4)+[.B$4];1);[.$L$2])" office:value-type="float" office:value="54" calcext:value-type="float">
            <text:p>54</text:p>
          </table:table-cell>
          <table:table-cell table:style-name="ce74" table:formula="of:=FIND(MID([.$A$2];(([.$A26]-1)*4)+[.C$4];1);[.$L$2])" office:value-type="float" office:value="36" calcext:value-type="float">
            <text:p>36</text:p>
          </table:table-cell>
          <table:table-cell table:style-name="ce74" table:formula="of:=FIND(MID([.$A$2];(([.$A26]-1)*4)+[.D$4];1);[.$L$2])" office:value-type="float" office:value="54" calcext:value-type="float">
            <text:p>54</text:p>
          </table:table-cell>
          <table:table-cell table:style-name="ce74" table:formula="of:=FIND(MID([.$A$2];(([.$A26]-1)*4)+[.E$4];1);[.$L$2])" office:value-type="float" office:value="37" calcext:value-type="float">
            <text:p>37</text:p>
          </table:table-cell>
          <table:table-cell table:style-name="ce78" table:formula="of:=MOD(SUM([.B26:.E26];-4);58)+1" office:value-type="float" office:value="4" calcext:value-type="float">
            <text:p>4</text:p>
          </table:table-cell>
          <table:table-cell table:style-name="ce78"/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ROMEO</text:p>
          </table:table-cell>
          <table:table-cell table:number-columns-repeated="2"/>
        </table:table-row>
        <table:table-row table:style-name="ro2">
          <table:table-cell table:style-name="ce71" table:formula="of:=[.A12]" office:value-type="float" office:value="8" calcext:value-type="float">
            <text:p>8</text:p>
          </table:table-cell>
          <table:table-cell table:style-name="ce74" table:formula="of:=FIND(MID([.$A$2];(([.$A27]-1)*4)+[.B$4];1);[.$L$2])" office:value-type="float" office:value="30" calcext:value-type="float">
            <text:p>30</text:p>
          </table:table-cell>
          <table:table-cell table:style-name="ce74" table:formula="of:=FIND(MID([.$A$2];(([.$A27]-1)*4)+[.C$4];1);[.$L$2])" office:value-type="float" office:value="56" calcext:value-type="float">
            <text:p>56</text:p>
          </table:table-cell>
          <table:table-cell table:style-name="ce74" table:formula="of:=FIND(MID([.$A$2];(([.$A27]-1)*4)+[.D$4];1);[.$L$2])" office:value-type="float" office:value="35" calcext:value-type="float">
            <text:p>35</text:p>
          </table:table-cell>
          <table:table-cell table:style-name="ce74" table:formula="of:=FIND(MID([.$A$2];(([.$A27]-1)*4)+[.E$4];1);[.$L$2])" office:value-type="float" office:value="14" calcext:value-type="float">
            <text:p>14</text:p>
          </table:table-cell>
          <table:table-cell table:style-name="ce78" table:formula="of:=MOD(SUM([.B27:.E27];-4);58)+1" office:value-type="float" office:value="16" calcext:value-type="float">
            <text:p>16</text:p>
          </table:table-cell>
          <table:table-cell table:style-name="ce78"/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SIERRA</text:p>
          </table:table-cell>
          <table:table-cell table:number-columns-repeated="2"/>
        </table:table-row>
        <table:table-row table:style-name="ro2">
          <table:table-cell table:style-name="ce71" table:formula="of:=[.A13]" office:value-type="float" office:value="9" calcext:value-type="float">
            <text:p>9</text:p>
          </table:table-cell>
          <table:table-cell table:style-name="ce74" table:formula="of:=FIND(MID([.$A$2];(([.$A28]-1)*4)+[.B$4];1);[.$L$2])" office:value-type="float" office:value="17" calcext:value-type="float">
            <text:p>17</text:p>
          </table:table-cell>
          <table:table-cell table:style-name="ce74" table:formula="of:=FIND(MID([.$A$2];(([.$A28]-1)*4)+[.C$4];1);[.$L$2])" office:value-type="float" office:value="17" calcext:value-type="float">
            <text:p>17</text:p>
          </table:table-cell>
          <table:table-cell table:style-name="ce74" table:formula="of:=FIND(MID([.$A$2];(([.$A28]-1)*4)+[.D$4];1);[.$L$2])" office:value-type="float" office:value="55" calcext:value-type="float">
            <text:p>55</text:p>
          </table:table-cell>
          <table:table-cell table:style-name="ce74" table:formula="of:=FIND(MID([.$A$2];(([.$A28]-1)*4)+[.E$4];1);[.$L$2])" office:value-type="float" office:value="35" calcext:value-type="float">
            <text:p>35</text:p>
          </table:table-cell>
          <table:table-cell table:style-name="ce78" table:formula="of:=MOD(SUM([.B28:.E28];-4);58)+1" office:value-type="float" office:value="5" calcext:value-type="float">
            <text:p>5</text:p>
          </table:table-cell>
          <table:table-cell table:style-name="ce78"/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TANGO</text:p>
          </table:table-cell>
          <table:table-cell table:number-columns-repeated="2"/>
        </table:table-row>
        <table:table-row table:style-name="ro2">
          <table:table-cell table:style-name="ce71" table:formula="of:=[.A14]" office:value-type="float" office:value="10" calcext:value-type="float">
            <text:p>10</text:p>
          </table:table-cell>
          <table:table-cell table:style-name="ce74" table:formula="of:=FIND(MID([.$A$2];(([.$A29]-1)*4)+[.B$4];1);[.$L$2])" office:value-type="float" office:value="45" calcext:value-type="float">
            <text:p>45</text:p>
          </table:table-cell>
          <table:table-cell table:style-name="ce74" table:formula="of:=FIND(MID([.$A$2];(([.$A29]-1)*4)+[.C$4];1);[.$L$2])" office:value-type="float" office:value="52" calcext:value-type="float">
            <text:p>52</text:p>
          </table:table-cell>
          <table:table-cell table:style-name="ce74" table:formula="of:=FIND(MID([.$A$2];(([.$A29]-1)*4)+[.D$4];1);[.$L$2])" office:value-type="float" office:value="46" calcext:value-type="float">
            <text:p>46</text:p>
          </table:table-cell>
          <table:table-cell table:style-name="ce74" table:formula="of:=FIND(MID([.$A$2];(([.$A29]-1)*4)+[.E$4];1);[.$L$2])" office:value-type="float" office:value="20" calcext:value-type="float">
            <text:p>20</text:p>
          </table:table-cell>
          <table:table-cell table:style-name="ce78" table:formula="of:=MOD(SUM([.B29:.E29];-4);58)+1" office:value-type="float" office:value="44" calcext:value-type="float">
            <text:p>44</text:p>
          </table:table-cell>
          <table:table-cell table:style-name="ce78"/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UNIFORM</text:p>
          </table:table-cell>
          <table:table-cell table:number-columns-repeated="2"/>
        </table:table-row>
        <table:table-row table:style-name="ro2">
          <table:table-cell table:style-name="ce71" table:formula="of:=[.A15]" office:value-type="float" office:value="11" calcext:value-type="float">
            <text:p>11</text:p>
          </table:table-cell>
          <table:table-cell table:style-name="ce74" table:formula="of:=FIND(MID([.$A$2];(([.$A30]-1)*4)+[.B$4];1);[.$L$2])" office:value-type="float" office:value="16" calcext:value-type="float">
            <text:p>16</text:p>
          </table:table-cell>
          <table:table-cell table:style-name="ce74" table:formula="of:=FIND(MID([.$A$2];(([.$A30]-1)*4)+[.C$4];1);[.$L$2])" office:value-type="float" office:value="9" calcext:value-type="float">
            <text:p>9</text:p>
          </table:table-cell>
          <table:table-cell table:style-name="ce74" table:formula="of:=FIND(MID([.$A$2];(([.$A30]-1)*4)+[.D$4];1);[.$L$2])" office:value-type="float" office:value="57" calcext:value-type="float">
            <text:p>57</text:p>
          </table:table-cell>
          <table:table-cell table:style-name="ce74" table:formula="of:=FIND(MID([.$A$2];(([.$A30]-1)*4)+[.E$4];1);[.$L$2])" office:value-type="float" office:value="28" calcext:value-type="float">
            <text:p>28</text:p>
          </table:table-cell>
          <table:table-cell table:style-name="ce78" table:formula="of:=MOD(SUM([.B30:.E30];-4);58)+1" office:value-type="float" office:value="49" calcext:value-type="float">
            <text:p>49</text:p>
          </table:table-cell>
          <table:table-cell table:style-name="ce78"/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VICTOR</text:p>
          </table:table-cell>
          <table:table-cell table:number-columns-repeated="2"/>
        </table:table-row>
        <table:table-row table:style-name="ro2">
          <table:table-cell table:style-name="ce71" table:formula="of:=[.A16]" office:value-type="float" office:value="12" calcext:value-type="float">
            <text:p>12</text:p>
          </table:table-cell>
          <table:table-cell table:style-name="ce74" table:formula="of:=FIND(MID([.$A$2];(([.$A31]-1)*4)+[.B$4];1);[.$L$2])" office:value-type="float" office:value="9" calcext:value-type="float">
            <text:p>9</text:p>
          </table:table-cell>
          <table:table-cell table:style-name="ce74" table:formula="of:=FIND(MID([.$A$2];(([.$A31]-1)*4)+[.C$4];1);[.$L$2])" office:value-type="float" office:value="51" calcext:value-type="float">
            <text:p>51</text:p>
          </table:table-cell>
          <table:table-cell table:style-name="ce74" table:formula="of:=FIND(MID([.$A$2];(([.$A31]-1)*4)+[.D$4];1);[.$L$2])" office:value-type="float" office:value="29" calcext:value-type="float">
            <text:p>29</text:p>
          </table:table-cell>
          <table:table-cell table:style-name="ce74" table:formula="of:=FIND(MID([.$A$2];(([.$A31]-1)*4)+[.E$4];1);[.$L$2])" office:value-type="float" office:value="17" calcext:value-type="float">
            <text:p>17</text:p>
          </table:table-cell>
          <table:table-cell table:style-name="ce78" table:formula="of:=MOD(SUM([.B31:.E31];-4);58)+1" office:value-type="float" office:value="45" calcext:value-type="float">
            <text:p>45</text:p>
          </table:table-cell>
          <table:table-cell table:style-name="ce78"/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WHISKEY</text:p>
          </table:table-cell>
          <table:table-cell table:number-columns-repeated="2"/>
        </table:table-row>
        <table:table-row table:style-name="ro2">
          <table:table-cell table:style-name="ce71" table:formula="of:=[.A17]" office:value-type="float" office:value="13" calcext:value-type="float">
            <text:p>13</text:p>
          </table:table-cell>
          <table:table-cell table:style-name="ce74" table:formula="of:=FIND(MID([.$A$2];(([.$A32]-1)*4)+[.B$4];1);[.$L$2])" office:value-type="float" office:value="1" calcext:value-type="float">
            <text:p>1</text:p>
          </table:table-cell>
          <table:table-cell table:style-name="ce74" table:formula="of:=FIND(MID([.$A$2];(([.$A32]-1)*4)+[.C$4];1);[.$L$2])" office:value-type="float" office:value="43" calcext:value-type="float">
            <text:p>43</text:p>
          </table:table-cell>
          <table:table-cell table:style-name="ce74" table:formula="of:=FIND(MID([.$A$2];(([.$A32]-1)*4)+[.D$4];1);[.$L$2])" office:value-type="float" office:value="54" calcext:value-type="float">
            <text:p>54</text:p>
          </table:table-cell>
          <table:table-cell table:style-name="ce74" table:formula="of:=FIND(MID([.$A$2];(([.$A32]-1)*4)+[.E$4];1);[.$L$2])" office:value-type="float" office:value="27" calcext:value-type="float">
            <text:p>27</text:p>
          </table:table-cell>
          <table:table-cell table:style-name="ce78" table:formula="of:=MOD(SUM([.B32:.E32];-4);58)+1" office:value-type="float" office:value="6" calcext:value-type="float">
            <text:p>6</text:p>
          </table:table-cell>
          <table:table-cell table:style-name="ce78"/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X-RAY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78"/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YANKEE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Z</text:p>
          </table:table-cell>
          <table:table-cell table:style-name="ce28" office:value-type="string" calcext:value-type="string">
            <text:p>ZULU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LOWER([.I11])" office:value-type="string" office:string-value="a" calcext:value-type="string">
            <text:p>a</text:p>
          </table:table-cell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LOWER([.I12])" office:value-type="string" office:string-value="b" calcext:value-type="string">
            <text:p>b</text:p>
          </table:table-cell>
          <table:table-cell office:value-type="string" calcext:value-type="string">
            <text:p>brav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LOWER([.I13])" office:value-type="string" office:string-value="c" calcext:value-type="string">
            <text:p>c</text:p>
          </table:table-cell>
          <table:table-cell office:value-type="string" calcext:value-type="string">
            <text:p>charli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LOWER([.I14])" office:value-type="string" office:string-value="d" calcext:value-type="string">
            <text:p>d</text:p>
          </table:table-cell>
          <table:table-cell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LOWER([.I15])" office:value-type="string" office:string-value="e" calcext:value-type="string">
            <text:p>e</text:p>
          </table:table-cell>
          <table:table-cell office:value-type="string" calcext:value-type="string">
            <text:p>ech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LOWER([.I16])" office:value-type="string" office:string-value="f" calcext:value-type="string">
            <text:p>f</text:p>
          </table:table-cell>
          <table:table-cell office:value-type="string" calcext:value-type="string">
            <text:p>foxtrot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LOWER([.I17])" office:value-type="string" office:string-value="g" calcext:value-type="string">
            <text:p>g</text:p>
          </table:table-cell>
          <table:table-cell office:value-type="string" calcext:value-type="string">
            <text:p>golf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LOWER([.I18])" office:value-type="string" office:string-value="h" calcext:value-type="string">
            <text:p>h</text:p>
          </table:table-cell>
          <table:table-cell office:value-type="string" calcext:value-type="string">
            <text:p>hotel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i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LOWER([.I19])" office:value-type="string" office:string-value="j" calcext:value-type="string">
            <text:p>j</text:p>
          </table:table-cell>
          <table:table-cell office:value-type="string" calcext:value-type="string">
            <text:p>juliett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LOWER([.I20])" office:value-type="string" office:string-value="k" calcext:value-type="string">
            <text:p>k</text:p>
          </table:table-cell>
          <table:table-cell office:value-type="string" calcext:value-type="string">
            <text:p>kil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LOWER([.I22])" office:value-type="string" office:string-value="m" calcext:value-type="string">
            <text:p>m</text:p>
          </table:table-cell>
          <table:table-cell office:value-type="string" calcext:value-type="string">
            <text:p>mik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LOWER([.I23])" office:value-type="string" office:string-value="n" calcext:value-type="string">
            <text:p>n</text:p>
          </table:table-cell>
          <table:table-cell office:value-type="string" calcext:value-type="string">
            <text:p>novembe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ca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LOWER([.I24])" office:value-type="string" office:string-value="p" calcext:value-type="string">
            <text:p>p</text:p>
          </table:table-cell>
          <table:table-cell office:value-type="string" calcext:value-type="string">
            <text:p>pap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LOWER([.I25])" office:value-type="string" office:string-value="q" calcext:value-type="string">
            <text:p>q</text:p>
          </table:table-cell>
          <table:table-cell office:value-type="string" calcext:value-type="string">
            <text:p>quebec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LOWER([.I26])" office:value-type="string" office:string-value="r" calcext:value-type="string">
            <text:p>r</text:p>
          </table:table-cell>
          <table:table-cell office:value-type="string" calcext:value-type="string">
            <text:p>rome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LOWER([.I27])" office:value-type="string" office:string-value="s" calcext:value-type="string">
            <text:p>s</text:p>
          </table:table-cell>
          <table:table-cell office:value-type="string" calcext:value-type="string">
            <text:p>sierr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LOWER([.I28])" office:value-type="string" office:string-value="t" calcext:value-type="string">
            <text:p>t</text:p>
          </table:table-cell>
          <table:table-cell office:value-type="string" calcext:value-type="string">
            <text:p>tang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LOWER([.I29])" office:value-type="string" office:string-value="u" calcext:value-type="string">
            <text:p>u</text:p>
          </table:table-cell>
          <table:table-cell office:value-type="string" calcext:value-type="string">
            <text:p>uniform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LOWER([.I30])" office:value-type="string" office:string-value="v" calcext:value-type="string">
            <text:p>v</text:p>
          </table:table-cell>
          <table:table-cell office:value-type="string" calcext:value-type="string">
            <text:p>victo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LOWER([.I31])" office:value-type="string" office:string-value="w" calcext:value-type="string">
            <text:p>w</text:p>
          </table:table-cell>
          <table:table-cell office:value-type="string" calcext:value-type="string">
            <text:p>whiske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LOWER([.I32])" office:value-type="string" office:string-value="x" calcext:value-type="string">
            <text:p>x</text:p>
          </table:table-cell>
          <table:table-cell office:value-type="string" calcext:value-type="string">
            <text:p>x-ra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7" calcext:value-type="float">
            <text:p>57</text:p>
          </table:table-cell>
          <table:table-cell table:formula="of:=LOWER([.I33])" office:value-type="string" office:string-value="y" calcext:value-type="string">
            <text:p>y</text:p>
          </table:table-cell>
          <table:table-cell office:value-type="string" calcext:value-type="string">
            <text:p>yanke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8" calcext:value-type="float">
            <text:p>58</text:p>
          </table:table-cell>
          <table:table-cell table:formula="of:=LOWER([.I34])" office:value-type="string" office:string-value="z" calcext:value-type="string">
            <text:p>z</text:p>
          </table:table-cell>
          <table:table-cell office:value-type="string" calcext:value-type="string">
            <text:p>zulu</text:p>
          </table:table-cell>
          <table:table-cell table:number-columns-repeated="2"/>
        </table:table-row>
        <table:table-row table:style-name="ro1" table:number-rows-repeated="104851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22">
      <number:scientific-number number:decimal-places="16" loext:min-decimal-places="16" number:min-integer-digits="1" number:min-exponent-digits="3" loext:exponent-interval="1" loext:forced-exponent-sign="true"/>
    </number:number-style>
    <number:number-style style:name="N123">
      <number:scientific-number number:decimal-places="17" loext:min-decimal-places="17" number:min-integer-digits="1" number:min-exponent-digits="3" loext:exponent-interval="1" loext:forced-exponent-sign="true"/>
    </number:number-style>
    <number:number-style style:name="N124">
      <number:scientific-number number:decimal-places="18" loext:min-decimal-places="18" number:min-integer-digits="1" number:min-exponent-digits="3" loext:exponent-interval="1" loext:forced-exponent-sign="true"/>
    </number:number-style>
    <number:number-style style:name="N125">
      <number:scientific-number number:decimal-places="19" loext:min-decimal-places="19" number:min-integer-digits="1" number:min-exponent-digits="3" loext:exponent-interval="1" loext:forced-exponent-sign="true"/>
    </number:number-style>
    <number:number-style style:name="N126">
      <number:scientific-number number:decimal-places="20" loext:min-decimal-places="20" number:min-integer-digits="1" number:min-exponent-digits="3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ARNING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/>
    </style:style>
    <style:style style:name="Untitled1" style:family="table-cell" style:parent-style-name="Default">
      <style:table-cell-properties fo:background-color="#ff0000" style:text-align-source="fix" style:repeat-content="false" style:vertical-align="middle"/>
      <style:paragraph-properties fo:text-align="start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23:52:56.352659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Sha256 Excel Calc</dc:title>
    <dc:description/>
    <dc:subject/>
    <meta:initial-creator>PGSystemTester</meta:initial-creator>
    <meta:creation-date>2019-06-26T04:16:54Z</meta:creation-date>
    <dc:date>2021-03-08T23:56:09.766971489</dc:date>
    <meta:editing-duration>P1DT6H31M39S</meta:editing-duration>
    <meta:editing-cycles>21</meta:editing-cycles>
    <meta:document-statistic meta:table-count="1" meta:cell-count="349" meta:object-count="0"/>
    <meta:user-defined meta:name="qrichtext">1</meta:user-defined>
  </office:meta>
</office:document-meta>
</file>